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1.73cm"/>
    </style:style>
    <style:style style:name="Tabella33.5" style:family="table-row">
      <style:table-row-properties style:min-row-height="0.889cm"/>
    </style:style>
    <style:style style:name="Tabella33.6" style:family="table-row">
      <style:table-row-properties style:min-row-height="0.82cm"/>
    </style:style>
    <style:style style:name="P1" style:family="paragraph" style:parent-style-name="Standard">
      <style:text-properties officeooo:rsid="000baf5b" officeooo:paragraph-rsid="000baf5b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0e719" officeooo:paragraph-rsid="0010e719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officeooo:paragraph-rsid="00088e0e"/>
    </style:style>
    <style:style style:name="P5" style:family="paragraph" style:parent-style-name="Table_20_Contents">
      <style:text-properties officeooo:paragraph-rsid="00088ff6"/>
    </style:style>
    <style:style style:name="P6" style:family="paragraph" style:parent-style-name="Table_20_Contents">
      <style:text-properties officeooo:rsid="000a1f63" officeooo:paragraph-rsid="000a1f63"/>
    </style:style>
    <style:style style:name="P7" style:family="paragraph" style:parent-style-name="Table_20_Contents">
      <style:text-properties officeooo:rsid="00088ff6" officeooo:paragraph-rsid="00088ff6"/>
    </style:style>
    <style:style style:name="P8" style:family="paragraph" style:parent-style-name="Table_20_Contents">
      <style:paragraph-properties fo:text-align="justify" style:justify-single-word="false"/>
      <style:text-properties officeooo:paragraph-rsid="00088e0e"/>
    </style:style>
    <style:style style:name="P9" style:family="paragraph" style:parent-style-name="Table_20_Contents">
      <style:text-properties officeooo:rsid="000baf5b" officeooo:paragraph-rsid="000baf5b"/>
    </style:style>
    <style:style style:name="T1" style:family="text">
      <style:text-properties officeooo:rsid="00214c90"/>
    </style:style>
    <style:style style:name="T2" style:family="text">
      <style:text-properties officeooo:rsid="00088ff6"/>
    </style:style>
    <style:style style:name="T3" style:family="text">
      <style:text-properties officeooo:rsid="000d448a"/>
    </style:style>
    <style:style style:name="T4" style:family="text">
      <style:text-properties officeooo:rsid="00154448"/>
    </style:style>
    <style:style style:name="T5" style:family="text">
      <style:text-properties officeooo:rsid="0015e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Visualizzazione elenco <text:span text:style-name="T5">piani-pasto</text:span></text:p>
          </table:table-cell>
        </table:table-row>
        <table:table-row table:style-name="Tabella33.2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7">Impiegato</text:p>
          </table:table-cell>
        </table:table-row>
        <table:table-row table:style-name="Tabella33.2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4">L'utente accede al sistema e viene riconosciuto come <text:span text:style-name="T2">Impiegato</text:span>.</text:p>
          </table:table-cell>
        </table:table-row>
        <table:table-row table:style-name="Tabella33.4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4"><text:span text:style-name="T5">a</text:span><text:span text:style-name="T2">.</text:span> <text:span text:style-name="T1">L'</text:span><text:span text:style-name="T5">Impiegato</text:span><text:span text:style-name="T1"> a</text:span>ccede alla sezione per <text:span text:style-name="T2">visualizzare </text:span><text:span text:style-name="T4">l'elenco dei bambini con i relativi </text:span><text:span text:style-name="T5">piani-pasto</text:span>.</text:p>
            <text:p text:style-name="P4"/>
            <text:p text:style-name="P8"><text:s text:c="9"/><text:span text:style-name="T5">b</text:span><text:span text:style-name="T2">. Il sistema carica i dati e mostra l'elenco di tutti i </text:span><text:span text:style-name="T5">piani-pasto</text:span><text:span text:style-name="T2">.</text:span></text:p>
          </table:table-cell>
        </table:table-row>
        <table:table-row table:style-name="Tabella33.5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9">l'<text:span text:style-name="T5">Impiegato</text:span> visualizza se sono state apportate modifiche <text:span text:style-name="T3">ai </text:span><text:span text:style-name="T5">piani-pasto</text:span>.</text:p>
          </table:table-cell>
        </table:table-row>
        <table:table-row table:style-name="Tabella33.6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Errore nel caricamento dei dati.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><text:span text:style-name="T2">l'Impiegato</text:span> deve poter ricercare <text:span text:style-name="T2">visualizzare</text:span> <text:span text:style-name="T2">l'</text:span>archivio <text:span text:style-name="T2">dei menù </text:span>in meno di <text:span text:style-name="T2">20</text:span> secondi.</text:p>
          </table:table-cell>
        </table:table-row>
      </table:table>
      <text:p text:style-name="P2">UC12: visualizza l'elenco di tutti i menù segnalando se vi sono state modifiche per il singolo bambi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4S</meta:editing-duration>
    <meta:editing-cycles>14</meta:editing-cycles>
    <meta:generator>LibreOffice/3.6$Windows_x86 LibreOffice_project/da8c1e6-fd468f4-454e206-f42a4a9-143cfd</meta:generator>
    <dc:date>2012-10-22T22:24:03.95</dc:date>
    <meta:document-statistic meta:table-count="1" meta:image-count="0" meta:object-count="0" meta:page-count="1" meta:paragraph-count="16" meta:word-count="101" meta:character-count="702" meta:non-whitespace-character-count="608"/>
    <meta:user-defined meta:name="Info 1"/>
    <meta:user-defined meta:name="Info 2"/>
    <meta:user-defined meta:name="Info 3"/>
    <meta:user-defined meta:name="Info 4"/>
  </office:meta>
</office:document-meta>
</file>